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4000002C79D7251E3.png"/>
  <manifest:file-entry manifest:media-type="image/png" manifest:full-path="Pictures/1000020100000425000002591752EFF6.png"/>
  <manifest:file-entry manifest:media-type="image/png" manifest:full-path="Pictures/10000201000003DF0000031CEC6A2433.png"/>
  <manifest:file-entry manifest:media-type="image/png" manifest:full-path="Pictures/10000201000004170000038F3D13116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stroke="none" draw:fill="solid" draw:fill-color="#ffffff" draw:shadow="hidden"/>
    </style:style>
    <style:style style:name="gr2" style:family="graphic" style:parent-style-name="standard">
      <style:graphic-properties loext:decorative="false"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loext:decorative="false" draw:stroke="none" draw:fill="none" draw:textarea-vertical-align="middle" fo:min-height="0.628cm" fo:min-width="2.54cm" fo:padding-top="0.141cm" fo:padding-bottom="0.141cm" fo:padding-left="0.141cm" fo:padding-right="0.141cm"/>
    </style:style>
    <style:style style:name="gr4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.353cm" fo:line-height="115%" fo:text-align="start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15%" fo:text-align="center" fo:text-indent="0cm"/>
    </style:style>
    <style:style style:name="P4" style:family="paragraph">
      <style:paragraph-properties fo:margin-left="0cm" fo:margin-right="0cm" fo:margin-top="0cm" fo:margin-bottom="0.353cm" fo:line-height="115%" fo:text-align="start" fo:text-indent="0cm" style:writing-mode="lr-tb"/>
    </style:style>
    <style:style style:name="P5" style:family="paragraph">
      <style:paragraph-properties fo:text-align="center"/>
    </style:style>
    <style:style style:name="T1" style:family="text">
      <style:text-properties fo:color="#000000" fo:font-family="'Times New Roman'" fo:font-size="14pt" fo:font-weight="bold" style:font-family-asian="'Times New Roman'" style:font-size-asian="14pt" style:font-weight-asian="bold" style:font-family-complex="'Times New Roman'" style:font-size-complex="14pt" style:font-weight-complex="bold" loext:opacity="100%"/>
    </style:style>
    <style:style style:name="T2" style:family="text">
      <style:text-properties fo:color="#000000" fo:font-family="'Times New Roman'" fo:font-size="14pt" style:font-family-asian="'Times New Roman'" style:font-size-asian="14pt" style:font-family-complex="'Times New Roman'" style:font-size-complex="14pt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>
          <draw:g>
            <draw:polygon draw:style-name="gr1" draw:layer="layout" svg:width="7.562cm" svg:height="0.769cm" svg:x="11.188cm" svg:y="0.635cm" svg:viewBox="0 0 7563 770" draw:points="0,770 7563,770 7563,0 0,0">
              <text:p/>
            </draw:polygon>
            <draw:polygon draw:style-name="gr2" draw:layer="layout" svg:width="7.562cm" svg:height="0.769cm" svg:x="11.188cm" svg:y="0.635cm" svg:viewBox="0 0 7563 770" draw:points="0,770 7563,770 7563,0 0,0">
              <text:p/>
            </draw:polygon>
          </draw:g>
          <draw:frame draw:style-name="gr3" draw:text-style-name="P2" draw:layer="layout" svg:width="7.562cm" svg:height="0.91cm" svg:x="11.188cm" svg:y="0.565cm">
            <draw:text-box>
              <text:p text:style-name="P1"><text:span text:style-name="T1">Модели представления системы </text:span></text:p>
            </draw:text-box>
          </draw:frame>
        </draw:g>
        <draw:g>
          <draw:g>
            <draw:polygon draw:style-name="gr1" draw:layer="layout" svg:width="5.979cm" svg:height="0.506cm" svg:x="20.637cm" svg:y="1.197cm" svg:viewBox="0 0 5980 507" draw:points="0,507 5980,507 5980,0 0,0">
              <text:p/>
            </draw:polygon>
            <draw:polygon draw:style-name="gr2" draw:layer="layout" svg:width="5.979cm" svg:height="0.506cm" svg:x="20.637cm" svg:y="1.197cm" svg:viewBox="0 0 5980 507" draw:points="0,507 5980,507 5980,0 0,0">
              <text:p/>
            </draw:polygon>
          </draw:g>
          <draw:frame draw:style-name="gr3" draw:text-style-name="P2" draw:layer="layout" svg:width="5.979cm" svg:height="0.91cm" svg:x="20.637cm" svg:y="0.995cm">
            <draw:text-box>
              <text:p text:style-name="P3"><text:span text:style-name="T2">Диаграмма развертывания</text:span></text:p>
            </draw:text-box>
          </draw:frame>
        </draw:g>
        <draw:g>
          <draw:g>
            <draw:polygon draw:style-name="gr1" draw:layer="layout" svg:width="5.031cm" svg:height="0.628cm" svg:x="20.321cm" svg:y="9.983cm" svg:viewBox="0 0 5032 629" draw:points="0,629 5032,629 5032,0 0,0">
              <text:p/>
            </draw:polygon>
            <draw:polygon draw:style-name="gr2" draw:layer="layout" svg:width="5.031cm" svg:height="0.628cm" svg:x="20.321cm" svg:y="9.983cm" svg:viewBox="0 0 5032 629" draw:points="0,629 5032,629 5032,0 0,0">
              <text:p/>
            </draw:polygon>
          </draw:g>
          <draw:frame draw:style-name="gr3" draw:text-style-name="P2" draw:layer="layout" svg:width="5.031cm" svg:height="0.91cm" svg:x="20.321cm" svg:y="9.842cm">
            <draw:text-box>
              <text:p text:style-name="P1"><text:span text:style-name="T2">Диаграмма состояний</text:span></text:p>
            </draw:text-box>
          </draw:frame>
        </draw:g>
        <draw:g>
          <draw:g>
            <draw:polygon draw:style-name="gr1" draw:layer="layout" svg:width="8.246cm" svg:height="0.628cm" svg:x="0.952cm" svg:y="1.136cm" svg:viewBox="0 0 8247 629" draw:points="0,629 8247,629 8247,0 0,0">
              <text:p/>
            </draw:polygon>
            <draw:polygon draw:style-name="gr2" draw:layer="layout" svg:width="8.246cm" svg:height="0.628cm" svg:x="0.952cm" svg:y="1.136cm" svg:viewBox="0 0 8247 629" draw:points="0,629 8247,629 8247,0 0,0">
              <text:p/>
            </draw:polygon>
          </draw:g>
          <draw:frame draw:style-name="gr3" draw:text-style-name="P2" draw:layer="layout" svg:width="8.246cm" svg:height="0.91cm" svg:x="0.952cm" svg:y="0.995cm">
            <draw:text-box>
              <text:p text:style-name="P1"><text:span text:style-name="T2">Диаграмма вариантов использования</text:span></text:p>
            </draw:text-box>
          </draw:frame>
        </draw:g>
        <draw:g>
          <draw:g>
            <draw:polygon draw:style-name="gr1" draw:layer="layout" svg:width="7.293cm" svg:height="0.628cm" svg:x="1.278cm" svg:y="10.301cm" svg:viewBox="0 0 7294 629" draw:points="0,629 7294,629 7294,0 0,0">
              <text:p/>
            </draw:polygon>
            <draw:polygon draw:style-name="gr2" draw:layer="layout" svg:width="7.293cm" svg:height="0.628cm" svg:x="1.278cm" svg:y="10.301cm" svg:viewBox="0 0 7294 629" draw:points="0,629 7294,629 7294,0 0,0">
              <text:p/>
            </draw:polygon>
          </draw:g>
          <draw:frame draw:style-name="gr3" draw:text-style-name="P4" draw:layer="layout" svg:width="7.293cm" svg:height="0.91cm" svg:x="1.278cm" svg:y="10.16cm">
            <draw:text-box>
              <text:p text:style-name="P1"><text:span text:style-name="T2">Диаграмма последовательностей</text:span></text:p>
            </draw:text-box>
          </draw:frame>
        </draw:g>
        <draw:frame draw:style-name="gr4" draw:text-style-name="P5" draw:layer="layout" svg:width="15.241cm" svg:height="7.361cm" svg:x="0.952cm" svg:y="2.221cm">
          <draw:image xlink:href="Pictures/1000020100000425000002591752EFF6.png" xlink:type="simple" xlink:show="embed" xlink:actuate="onLoad">
            <text:p/>
          </draw:image>
        </draw:frame>
        <draw:frame draw:style-name="gr4" draw:text-style-name="P5" draw:layer="layout" svg:width="5.712cm" svg:height="9.842cm" svg:x="20.005cm" svg:y="10.795cm">
          <draw:image xlink:href="Pictures/1000020100000104000002C79D7251E3.png" xlink:type="simple" xlink:show="embed" xlink:actuate="onLoad">
            <text:p/>
          </draw:image>
        </draw:frame>
        <draw:frame draw:style-name="gr4" draw:text-style-name="P5" draw:layer="layout" svg:width="12.381cm" svg:height="7.267cm" svg:x="17.147cm" svg:y="2.222cm">
          <draw:image xlink:href="Pictures/10000201000004170000038F3D131165.png" xlink:type="simple" xlink:show="embed" xlink:actuate="onLoad">
            <text:p/>
          </draw:image>
        </draw:frame>
        <draw:frame draw:style-name="gr4" draw:text-style-name="P5" draw:layer="layout" svg:width="15.492cm" svg:height="7.302cm" svg:x="0.636cm" svg:y="11.43cm">
          <draw:image xlink:href="Pictures/10000201000003DF0000031CEC6A243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Source Han Sans CN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5-06-03T09:32:24.51</dc:date>
    <dc:language>ru-RU</dc:language>
    <meta:creation-date>2023-05-10T20:12:23Z</meta:creation-date>
    <meta:initial-creator>Надежда Кабак</meta:initial-creator>
    <meta:generator>OpenOffice/4.1.15$Win32 OpenOffice.org_project/4115m2$Build-9813</meta:generator>
    <meta:editing-duration>PT8M17S</meta:editing-duration>
    <meta:editing-cycles>3</meta:editing-cycles>
    <dc:creator>Thomas Charester</dc:creator>
    <meta:document-statistic meta:object-count="29"/>
    <meta:user-defined meta:name="company">SPecialiST RePack</meta:user-defined>
  </office:meta>
</office:document-meta>
</file>